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b2b2b2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0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62cm" fo:min-width="1.088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3.945cm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solid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solid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58cm" fo:min-width="1.8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9cm" fo:min-width="1.804cm"/>
      <style:paragraph-properties style:writing-mode="lr-tb"/>
    </style:style>
    <style:style style:name="gr11" style:family="graphic" style:parent-style-name="objectwithoutfill">
      <style:graphic-properties draw:marker-end="Arrowheads_20_26" draw:marker-end-width="0.3cm" draw:fill="solid"/>
    </style:style>
    <style:style style:name="gr12" style:family="graphic" style:parent-style-name="objectwithoutfill">
      <style:graphic-properties draw:marker-end="Arrowheads_20_27" draw:marker-end-width="0.3cm" draw:fill="solid"/>
    </style:style>
    <style:style style:name="gr13" style:family="graphic" style:parent-style-name="standard">
      <style:graphic-properties draw:stroke="none" svg:stroke-color="#000000" draw:fill="none" draw:fill-color="#ffffff" fo:min-height="7.83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2.763cm"/>
      <style:paragraph-properties style:writing-mode="lr-tb"/>
    </style:style>
    <style:style style:name="gr15" style:family="graphic" style:parent-style-name="objectwithoutfill">
      <style:graphic-properties draw:marker-end="Arrowheads_20_81" draw:marker-end-width="0.3cm" draw:fill="none"/>
    </style:style>
    <style:style style:name="gr16" style:family="graphic" style:parent-style-name="standard">
      <style:graphic-properties draw:fill-color="#77bc65" draw:textarea-horizontal-align="justify" draw:textarea-vertical-align="middle" draw:auto-grow-height="false" fo:min-height="23.393cm" fo:min-width="23.075cm"/>
    </style:style>
    <style:style style:name="gr17" style:family="graphic" style:parent-style-name="standard">
      <style:graphic-properties draw:fill-color="#ff7b59" draw:textarea-horizontal-align="justify" draw:textarea-vertical-align="middle" draw:auto-grow-height="false" fo:min-height="13.233cm" fo:min-width="22.123cm"/>
    </style:style>
    <style:style style:name="gr18" style:family="graphic" style:parent-style-name="standard">
      <style:graphic-properties draw:fill-color="#5983b0" draw:textarea-horizontal-align="justify" draw:textarea-vertical-align="middle" draw:auto-grow-height="false" fo:min-height="7.2cm" fo:min-width="22.123cm"/>
    </style:style>
    <style:style style:name="gr19" style:family="graphic" style:parent-style-name="standard">
      <style:graphic-properties draw:stroke="none" svg:stroke-color="#000000" draw:fill="none" draw:fill-color="#ffffff" fo:min-height="2.14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168cm" fo:min-width="1.80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4.262cm"/>
      <style:paragraph-properties style:writing-mode="lr-tb"/>
    </style:style>
    <style:style style:name="gr22" style:family="graphic" style:parent-style-name="objectwithoutfill">
      <style:graphic-properties draw:marker-end="Arrowheads_20_17" draw:marker-end-width="0.3cm" draw:fill="solid"/>
      <style:paragraph-properties style:writing-mode="lr-tb"/>
    </style:style>
    <style:style style:name="gr23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32" draw:marker-end-width="0.3cm" draw:fill="solid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168cm" fo:min-width="4.343cm"/>
      <style:paragraph-properties style:writing-mode="lr-tb"/>
    </style:style>
    <style:style style:name="gr26" style:family="graphic" style:parent-style-name="objectwithoutfill">
      <style:graphic-properties draw:marker-end="Arrowheads_20_37" draw:marker-end-width="0.3cm" draw:fill="solid"/>
    </style:style>
    <style:style style:name="gr27" style:family="graphic" style:parent-style-name="objectwithoutfill">
      <style:graphic-properties draw:marker-end="Arrowheads_20_38" draw:marker-end-width="0.3cm" draw:fill="solid"/>
      <style:paragraph-properties style:writing-mode="lr-tb"/>
    </style:style>
    <style:style style:name="gr28" style:family="graphic" style:parent-style-name="objectwithoutfill">
      <style:graphic-properties draw:marker-end="Arrowheads_20_39" draw:marker-end-width="0.3cm" draw:fill="none"/>
    </style:style>
    <style:style style:name="gr29" style:family="graphic" style:parent-style-name="objectwithoutfill">
      <style:graphic-properties draw:marker-end="Arrowheads_20_40" draw:marker-end-width="0.3cm" draw:fill="none"/>
    </style:style>
    <style:style style:name="gr30" style:family="graphic" style:parent-style-name="objectwithoutfill">
      <style:graphic-properties draw:marker-end="Arrowheads_20_42" draw:marker-end-width="0.3cm" draw:fill="none"/>
      <style:paragraph-properties style:writing-mode="lr-tb"/>
    </style:style>
    <style:style style:name="gr31" style:family="graphic" style:parent-style-name="objectwithoutfill">
      <style:graphic-properties draw:marker-end="Arrowheads_20_43" draw:marker-end-width="0.3cm" draw:fill="none"/>
    </style:style>
    <style:style style:name="gr32" style:family="graphic" style:parent-style-name="objectwithoutfill">
      <style:graphic-properties draw:marker-end="Arrowheads_20_44" draw:marker-end-width="0.3cm" draw:fill="none"/>
    </style:style>
    <style:style style:name="gr33" style:family="graphic" style:parent-style-name="standard">
      <style:graphic-properties draw:textarea-horizontal-align="justify" draw:textarea-vertical-align="middle" draw:auto-grow-height="false" fo:min-height="0.851cm" fo:min-width="2.438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803cm" fo:min-width="4.343cm"/>
      <style:paragraph-properties style:writing-mode="lr-tb"/>
    </style:style>
    <style:style style:name="gr35" style:family="graphic" style:parent-style-name="objectwithoutfill">
      <style:graphic-properties draw:marker-end="Arrowheads_20_52" draw:marker-end-width="0.3cm" draw:fill="none"/>
      <style:paragraph-properties style:writing-mode="lr-tb"/>
    </style:style>
    <style:style style:name="gr36" style:family="graphic" style:parent-style-name="objectwithoutfill">
      <style:graphic-properties draw:marker-end="Arrowheads_20_53" draw:marker-end-width="0.3cm" draw:fill="none"/>
      <style:paragraph-properties style:writing-mode="lr-tb"/>
    </style:style>
    <style:style style:name="gr37" style:family="graphic" style:parent-style-name="objectwithoutfill">
      <style:graphic-properties draw:marker-end="Arrowheads_20_54" draw:marker-end-width="0.3cm" draw:fill="none"/>
    </style:style>
    <style:style style:name="gr38" style:family="graphic" style:parent-style-name="objectwithoutfill">
      <style:graphic-properties draw:marker-end="Arrowheads_20_55" draw:marker-end-width="0.3cm" draw:fill="none"/>
    </style:style>
    <style:style style:name="gr39" style:family="graphic" style:parent-style-name="objectwithoutfill">
      <style:graphic-properties draw:marker-end="Arrowheads_20_56" draw:marker-end-width="0.3cm" draw:fill="none"/>
    </style:style>
    <style:style style:name="gr40" style:family="graphic" style:parent-style-name="objectwithoutfill">
      <style:graphic-properties draw:marker-end="Arrowheads_20_60" draw:marker-end-width="0.3cm" draw:fill="none"/>
    </style:style>
    <style:style style:name="gr41" style:family="graphic" style:parent-style-name="standard">
      <style:graphic-properties draw:textarea-horizontal-align="justify" draw:textarea-vertical-align="middle" draw:auto-grow-height="false" fo:min-height="0.851cm" fo:min-width="1.804cm"/>
      <style:paragraph-properties style:writing-mode="lr-tb"/>
    </style:style>
    <style:style style:name="gr42" style:family="graphic" style:parent-style-name="objectwithoutfill">
      <style:graphic-properties draw:marker-end="Arrowheads_20_71" draw:marker-end-width="0.3cm" draw:fill="none"/>
    </style:style>
    <style:style style:name="gr43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44" style:family="graphic" style:parent-style-name="objectwithoutfill">
      <style:graphic-properties draw:marker-end="Arrowheads_20_77" draw:marker-end-width="0.3cm" draw:fill="none"/>
      <style:paragraph-properties style:writing-mode="lr-tb"/>
    </style:style>
    <style:style style:name="gr45" style:family="graphic" style:parent-style-name="objectwithoutfill">
      <style:graphic-properties draw:marker-end="Arrowheads_20_78" draw:marker-end-width="0.3cm" draw:fill="none"/>
      <style:paragraph-properties style:writing-mode="lr-tb"/>
    </style:style>
    <style:style style:name="gr46" style:family="graphic" style:parent-style-name="objectwithoutfill">
      <style:graphic-properties draw:marker-end="Arrowheads_20_102" draw:marker-end-width="0.3cm" draw:fill="none"/>
    </style:style>
    <style:style style:name="gr47" style:family="graphic" style:parent-style-name="objectwithoutfill">
      <style:graphic-properties draw:marker-end="Arrowheads_20_103" draw:marker-end-width="0.3cm" draw:fill="none"/>
    </style:style>
    <style:style style:name="gr48" style:family="graphic" style:parent-style-name="objectwithoutfill">
      <style:graphic-properties draw:marker-end="Arrowheads_20_104" draw:marker-end-width="0.3cm" draw:fill="none"/>
    </style:style>
    <style:style style:name="gr49" style:family="graphic" style:parent-style-name="objectwithoutfill">
      <style:graphic-properties draw:marker-end="Arrowheads_20_105" draw:marker-end-width="0.3cm" draw:fill="none"/>
    </style:style>
    <style:style style:name="gr50" style:family="graphic" style:parent-style-name="objectwithoutfill">
      <style:graphic-properties draw:marker-end="Arrowheads_20_106" draw:marker-end-width="0.3cm" draw:fill="none"/>
      <style:paragraph-properties style:writing-mode="lr-tb"/>
    </style:style>
    <style:style style:name="gr51" style:family="graphic" style:parent-style-name="objectwithoutfill">
      <style:graphic-properties draw:marker-end="Arrowheads_20_107" draw:marker-end-width="0.3cm" draw:fill="none"/>
      <style:paragraph-properties style:writing-mode="lr-tb"/>
    </style:style>
    <style:style style:name="gr52" style:family="graphic" style:parent-style-name="objectwithoutfill">
      <style:graphic-properties draw:marker-end="Arrowheads_20_108" draw:marker-end-width="0.3cm" draw:fill="none"/>
      <style:paragraph-properties style:writing-mode="lr-tb"/>
    </style:style>
    <style:style style:name="gr53" style:family="graphic" style:parent-style-name="objectwithoutfill">
      <style:graphic-properties draw:marker-end="Arrowheads_20_109" draw:marker-end-width="0.3cm" draw:fill="none"/>
      <style:paragraph-properties style:writing-mode="lr-tb"/>
    </style:style>
    <style:style style:name="gr54" style:family="graphic" style:parent-style-name="objectwithoutfill">
      <style:graphic-properties draw:marker-end="Arrowheads_20_110" draw:marker-end-width="0.3cm" draw:fill="none"/>
    </style:style>
    <style:style style:name="gr55" style:family="graphic" style:parent-style-name="objectwithoutfill">
      <style:graphic-properties draw:marker-end="Arrowheads_20_112" draw:marker-end-width="0.3cm" draw:fill="none"/>
    </style:style>
    <style:style style:name="gr56" style:family="graphic" style:parent-style-name="objectwithoutfill">
      <style:graphic-properties draw:marker-end="Arrowheads_20_113" draw:marker-end-width="0.3cm" draw:fill="none"/>
    </style:style>
    <style:style style:name="gr57" style:family="graphic" style:parent-style-name="objectwithoutfill">
      <style:graphic-properties draw:marker-end="Arrowheads_20_114" draw:marker-end-width="0.3cm" draw:fill="none"/>
      <style:paragraph-properties style:writing-mode="lr-tb"/>
    </style:style>
    <style:style style:name="gr58" style:family="graphic" style:parent-style-name="objectwithoutfill">
      <style:graphic-properties draw:marker-end="Arrowheads_20_115" draw:marker-end-width="0.3cm" draw:fill="none"/>
      <style:paragraph-properties style:writing-mode="lr-tb"/>
    </style:style>
    <style:style style:name="gr59" style:family="graphic" style:parent-style-name="objectwithoutfill">
      <style:graphic-properties draw:marker-end="Arrowheads_20_117" draw:marker-end-width="0.3cm" draw:fill="none"/>
    </style:style>
    <style:style style:name="gr6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1.168cm" fo:min-width="2.756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851cm" fo:min-width="4.343cm"/>
      <style:paragraph-properties style:writing-mode="lr-tb"/>
    </style:style>
    <style:style style:name="gr63" style:family="graphic" style:parent-style-name="objectwithoutfill">
      <style:graphic-properties draw:marker-end="Arrowheads_20_11" draw:marker-end-width="0.3cm" draw:fill="solid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0.907cm" fo:min-width="1.804cm"/>
      <style:paragraph-properties style:writing-mode="lr-tb"/>
    </style:style>
    <style:style style:name="gr65" style:family="graphic" style:parent-style-name="objectwithoutfill">
      <style:graphic-properties draw:marker-end="Arrowheads_20_29" draw:marker-end-width="0.3cm" draw:fill="solid"/>
    </style:style>
    <style:style style:name="gr66" style:family="graphic" style:parent-style-name="standard">
      <style:graphic-properties draw:textarea-horizontal-align="left" draw:textarea-vertical-align="top" draw:auto-grow-height="false" fo:min-height="2.755cm" fo:min-width="4.343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2.12cm" fo:min-width="4.343cm"/>
      <style:paragraph-properties style:writing-mode="lr-tb"/>
    </style:style>
    <style:style style:name="gr68" style:family="graphic" style:parent-style-name="objectwithoutfill">
      <style:graphic-properties draw:marker-end="Arrowheads_20_75" draw:marker-end-width="0.3cm" draw:fill="none"/>
    </style:style>
    <style:style style:name="gr69" style:family="graphic" style:parent-style-name="objectwithoutfill">
      <style:graphic-properties draw:marker-end="Arrowheads_20_82" draw:marker-end-width="0.3cm" draw:fill="none" draw:fit-to-size="false" style:shrink-to-fit="false"/>
    </style:style>
    <style:style style:name="gr70" style:family="graphic" style:parent-style-name="objectwithoutfill">
      <style:graphic-properties draw:marker-end="Arrowheads_20_83" draw:marker-end-width="0.3cm" draw:fill="none" draw:fit-to-size="false" style:shrink-to-fit="false"/>
    </style:style>
    <style:style style:name="gr71" style:family="graphic" style:parent-style-name="objectwithoutfill">
      <style:graphic-properties draw:marker-end="Arrowheads_20_84" draw:marker-end-width="0.3cm" draw:fill="none" draw:fit-to-size="false" style:shrink-to-fit="false"/>
    </style:style>
    <style:style style:name="gr72" style:family="graphic" style:parent-style-name="objectwithoutfill">
      <style:graphic-properties draw:marker-end="Arrowheads_20_86" draw:marker-end-width="0.3cm" draw:fill="none" draw:fit-to-size="false" style:shrink-to-fit="false"/>
    </style:style>
    <style:style style:name="gr73" style:family="graphic" style:parent-style-name="objectwithoutfill">
      <style:graphic-properties draw:marker-end="Arrowheads_20_87" draw:marker-end-width="0.3cm" draw:fill="none" draw:fit-to-size="false" style:shrink-to-fit="false"/>
    </style:style>
    <style:style style:name="gr74" style:family="graphic" style:parent-style-name="objectwithoutfill">
      <style:graphic-properties draw:marker-end="Arrowheads_20_88" draw:marker-end-width="0.3cm" draw:fill="none" draw:fit-to-size="false" style:shrink-to-fit="false"/>
      <style:paragraph-properties style:writing-mode="lr-tb"/>
    </style:style>
    <style:style style:name="gr75" style:family="graphic" style:parent-style-name="objectwithoutfill">
      <style:graphic-properties draw:marker-end="Arrowheads_20_89" draw:marker-end-width="0.3cm" draw:fill="none" draw:fit-to-size="false" style:shrink-to-fit="false"/>
      <style:paragraph-properties style:writing-mode="lr-tb"/>
    </style:style>
    <style:style style:name="gr76" style:family="graphic" style:parent-style-name="objectwithoutfill">
      <style:graphic-properties draw:marker-end="Arrowheads_20_90" draw:marker-end-width="0.3cm" draw:fill="none" draw:fit-to-size="false" style:shrink-to-fit="false"/>
      <style:paragraph-properties style:writing-mode="lr-tb"/>
    </style:style>
    <style:style style:name="gr77" style:family="graphic" style:parent-style-name="objectwithoutfill">
      <style:graphic-properties draw:marker-end="Arrowheads_20_91" draw:marker-end-width="0.3cm" draw:fill="none" draw:fit-to-size="false" style:shrink-to-fit="false"/>
    </style:style>
    <style:style style:name="gr78" style:family="graphic" style:parent-style-name="standard">
      <style:graphic-properties draw:textarea-horizontal-align="justify" draw:textarea-vertical-align="middle" draw:auto-grow-height="false" draw:fit-to-size="false" style:shrink-to-fit="false" fo:min-height="1.168cm" fo:min-width="2.121cm"/>
      <style:paragraph-properties style:writing-mode="lr-tb"/>
    </style:style>
    <style:style style:name="gr79" style:family="graphic" style:parent-style-name="objectwithoutfill">
      <style:graphic-properties draw:marker-end="Arrowheads_20_92" draw:marker-end-width="0.3cm" draw:fill="none" draw:fit-to-size="false" style:shrink-to-fit="false"/>
      <style:paragraph-properties style:writing-mode="lr-tb"/>
    </style:style>
    <style:style style:name="gr80" style:family="graphic" style:parent-style-name="objectwithoutfill">
      <style:graphic-properties draw:marker-end="Arrowheads_20_93" draw:marker-end-width="0.3cm" draw:fill="none" draw:fit-to-size="false" style:shrink-to-fit="false"/>
      <style:paragraph-properties style:writing-mode="lr-tb"/>
    </style:style>
    <style:style style:name="gr81" style:family="graphic" style:parent-style-name="objectwithoutfill">
      <style:graphic-properties draw:marker-end="Arrowheads_20_94" draw:marker-end-width="0.3cm" draw:fill="none" draw:fit-to-size="false" style:shrink-to-fit="false"/>
    </style:style>
    <style:style style:name="gr82" style:family="graphic" style:parent-style-name="objectwithoutfill">
      <style:graphic-properties draw:marker-end="Arrowheads_20_95" draw:marker-end-width="0.3cm" draw:fill="none" draw:fit-to-size="false" style:shrink-to-fit="false"/>
    </style:style>
    <style:style style:name="gr83" style:family="graphic" style:parent-style-name="objectwithoutfill">
      <style:graphic-properties draw:marker-end="Arrowheads_20_96" draw:marker-end-width="0.3cm" draw:fill="none" draw:fit-to-size="false" style:shrink-to-fit="false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draw:fit-to-size="false" style:shrink-to-fit="false" fo:min-height="2.438cm" fo:min-width="5.613cm"/>
      <style:paragraph-properties style:writing-mode="lr-tb"/>
    </style:style>
    <style:style style:name="gr85" style:family="graphic" style:parent-style-name="objectwithoutfill">
      <style:graphic-properties draw:marker-end="Arrowheads_20_97" draw:marker-end-width="0.3cm" draw:fill="none" draw:fit-to-size="false" style:shrink-to-fit="false"/>
      <style:paragraph-properties style:writing-mode="lr-tb"/>
    </style:style>
    <style:style style:name="gr86" style:family="graphic" style:parent-style-name="objectwithoutfill">
      <style:graphic-properties draw:marker-end="Arrowheads_20_98" draw:marker-end-width="0.3cm" draw:fill="none" draw:fit-to-size="false" style:shrink-to-fit="false"/>
      <style:paragraph-properties style:writing-mode="lr-tb"/>
    </style:style>
    <style:style style:name="gr87" style:family="graphic" style:parent-style-name="standard">
      <style:graphic-properties draw:textarea-horizontal-align="justify" draw:textarea-vertical-align="middle" draw:auto-grow-height="false" draw:fit-to-size="false" style:shrink-to-fit="false" fo:min-height="0.85cm" fo:min-width="4.343cm"/>
      <style:paragraph-properties style:writing-mode="lr-tb"/>
    </style:style>
    <style:style style:name="gr88" style:family="graphic" style:parent-style-name="objectwithoutfill">
      <style:graphic-properties draw:marker-end="Arrowheads_20_99" draw:marker-end-width="0.3cm" draw:fill="none" draw:fit-to-size="false" style:shrink-to-fit="false"/>
      <style:paragraph-properties style:writing-mode="lr-tb"/>
    </style:style>
    <style:style style:name="gr89" style:family="graphic" style:parent-style-name="objectwithoutfill">
      <style:graphic-properties draw:marker-end="Arrowheads_20_100" draw:marker-end-width="0.3cm" draw:fill="none" draw:fit-to-size="false" style:shrink-to-fit="false"/>
    </style:style>
    <style:style style:name="gr90" style:family="graphic" style:parent-style-name="objectwithoutfill">
      <style:graphic-properties draw:marker-end="Arrowheads_20_101" draw:marker-end-width="0.3cm" draw:fill="none" draw:fit-to-size="false" style:shrink-to-fit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-color="#ff7b59"/>
      <style:paragraph-properties fo:text-align="center"/>
    </style:style>
    <style:style style:name="P10" style:family="paragraph">
      <loext:graphic-properties draw:fill-color="#5983b0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left="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loext:graphic-properties draw:fill="none"/>
      <style:paragraph-properties fo:margin-left="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loext:graphic-properties draw:fill="none" draw:fill-color="#ffffff"/>
      <style:paragraph-properties style:writing-mode="lr-tb"/>
      <style:text-properties fo:font-size="12pt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ff0000" loext:opacity="100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b2b2b2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xml:id="id1" draw:id="id1" draw:layer="layout" svg:width="3.175cm" svg:height="1.905cm" svg:x="1.27cm" svg:y="3.81cm">
          <text:p text:style-name="P1">If size &lt;= 3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" draw:id="id2" draw:layer="layout" svg:width="4.445cm" svg:height="1.27cm" svg:x="6.985cm" svg:y="4.128cm">
          <text:p text:style-name="P1">sort_le_thre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4.445cm" svg:y1="4.763cm" svg:x2="6.985cm" svg:y2="4.763cm" draw:start-shape="id1" draw:start-glue-point="7" draw:end-shape="id2" draw:end-glue-point="5" svg:d="M4445 4763h2540" svg:viewBox="0 0 2541 1">
          <text:p text:style-name="P2">Yes</text:p>
        </draw:connector>
        <draw:custom-shape draw:style-name="gr4" draw:text-style-name="P1" xml:id="id3" draw:id="id3" draw:layer="layout" svg:width="3.175cm" svg:height="2.222cm" svg:x="1.27cm" svg:y="6.985cm">
          <text:p text:style-name="P1">If size &lt;= 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2.858cm" svg:y1="5.715cm" svg:x2="2.858cm" svg:y2="6.985cm" draw:start-shape="id1" draw:start-glue-point="6" draw:end-shape="id3" draw:end-glue-point="4" svg:d="M2858 5715v1270" svg:viewBox="0 0 1 1271">
          <text:p text:style-name="P2">No</text:p>
        </draw:connector>
        <draw:custom-shape draw:style-name="gr6" draw:text-style-name="P1" xml:id="id4" draw:id="id4" draw:layer="layout" svg:width="4.445cm" svg:height="0.953cm" svg:x="6.985cm" svg:y="7.62cm">
          <text:p text:style-name="P1">sort_le_fi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4.445cm" svg:y1="8.096cm" svg:x2="6.985cm" svg:y2="8.097cm" draw:start-shape="id3" draw:start-glue-point="7" draw:end-shape="id4" draw:end-glue-point="5" svg:d="M4445 8096h1270v1h1270" svg:viewBox="0 0 2541 2">
          <text:p text:style-name="P2">Yes</text:p>
        </draw:connector>
        <draw:connector draw:style-name="gr8" draw:text-style-name="P4" draw:layer="layout" svg:x1="2.858cm" svg:y1="9.207cm" svg:x2="2.858cm" svg:y2="10.795cm" draw:start-shape="id3" draw:start-glue-point="6" draw:end-shape="id5" draw:end-glue-point="4" svg:d="M2858 9207v1588" svg:viewBox="0 0 1 1589">
          <text:p text:style-name="P2">No</text:p>
        </draw:connector>
        <draw:custom-shape draw:name="sort_ft_five" draw:style-name="gr6" draw:text-style-name="P1" xml:id="id5" draw:id="id5" draw:layer="layout" svg:width="4.445cm" svg:height="0.953cm" svg:x="0.635cm" svg:y="10.795cm">
          <text:p text:style-name="P1">sort_gt_fi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6" draw:id="id6" draw:layer="layout" svg:width="1.905cm" svg:height="1.587cm" svg:x="1.905cm" svg:y="13.018cm">
          <text:p text:style-name="P1"><text:span text:style-name="T1"><text:a xlink:href="#sort_rough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" xml:id="id7" draw:id="id7" draw:layer="layout" svg:width="1.905cm" svg:height="1.588cm" svg:x="1.905cm" svg:y="15.557cm">
          <text:p text:style-name="P1"><text:span text:style-name="T1"><text:a xlink:href="#sort_fin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1" draw:text-style-name="P5" draw:layer="layout" svg:x1="2.858cm" svg:y1="11.748cm" svg:x2="2.858cm" svg:y2="13.018cm" draw:start-shape="id5" draw:start-glue-point="6" draw:end-shape="id6" draw:end-glue-point="4" svg:d="M2858 11748v1270" svg:viewBox="0 0 1 1271">
          <text:p/>
        </draw:connector>
        <draw:connector draw:style-name="gr12" draw:text-style-name="P4" draw:layer="layout" svg:x1="2.858cm" svg:y1="14.605cm" svg:x2="2.858cm" svg:y2="15.557cm" draw:start-shape="id6" draw:start-glue-point="6" draw:end-shape="id7" draw:end-glue-point="4" svg:d="M2858 14605v952" svg:viewBox="0 0 1 953">
          <text:p/>
        </draw:connector>
        <draw:frame draw:style-name="gr13" draw:text-style-name="P6" draw:layer="layout" svg:width="7.938cm" svg:height="7.938cm" svg:x="12.382cm" svg:y="0.317cm">
          <draw:text-box>
            <text:p><text:span text:style-name="T2">StackA StackB</text:span></text:p>
            <text:p><text:span text:style-name="T2"/></text:p>
            <text:p><text:span text:style-name="T2">At least 100 pb</text:span></text:p>
            <text:p><text:span text:style-name="T2">At least 100 pa</text:span></text:p>
            <text:p><text:span text:style-name="T2">Depending on number of </text:span><text:span text:style-name="T2">chunks, need to iterate over </text:span><text:span text:style-name="T2">entire stack A at least X </text:span><text:span text:style-name="T2">times. Number = 4 means </text:span><text:span text:style-name="T2">75, 50, 25, 0 ra</text:span></text:p>
            <text:p><text:span text:style-name="T2"/></text:p>
            <text:p><text:span text:style-name="T2">So far that’s 350</text:span></text:p>
            <text:p><text:span text:style-name="T2"/></text:p>
            <text:p><text:span text:style-name="T2">That leaves about 250 to rb </text:span><text:span text:style-name="T2">or rrb </text:span></text:p>
          </draw:text-box>
        </draw:frame>
        <draw:custom-shape draw:style-name="gr14" draw:text-style-name="P1" xml:id="id8" draw:id="id8" draw:layer="layout" svg:width="3.175cm" svg:height="1.588cm" svg:x="1.27cm" svg:y="1.269cm">
          <text:p text:style-name="P1">sort_ent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7" draw:layer="layout" svg:x1="2.858cm" svg:y1="2.857cm" svg:x2="2.858cm" svg:y2="3.81cm" draw:start-shape="id8" draw:start-glue-point="6" draw:end-shape="id1" draw:end-glue-point="4" svg:d="M2858 2857v953" svg:viewBox="0 0 1 954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6" draw:text-style-name="P8" draw:layer="layout" svg:width="23.177cm" svg:height="23.495cm" svg:x="0.635cm" svg:y="15.8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2.225cm" svg:height="13.335cm" svg:x="0.952cm" svg:y="25.0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2.225cm" svg:height="7.302cm" svg:x="0.952cm" svg:y="17.78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3.335cm" svg:height="5.42cm" svg:x="6.667cm" svg:y="0.952cm">
          <draw:text-box>
            <text:p><text:span text:style-name="T2">Rough Sort will start with a </text:span><text:span text:style-name="T2">full Stack A and an empty </text:span><text:span text:style-name="T2">Stack B. We will divide the </text:span><text:span text:style-name="T2">stack into chunks and loop </text:span><text:span text:style-name="T2">over the entire Stack A </text:span><text:span text:style-name="T2">looking for values that are </text:span><text:span text:style-name="T2">less than our chunk size. </text:span><text:span text:style-name="T2">When we find one, we push </text:span><text:span text:style-name="T2">to B. We return When stack </text:span><text:span text:style-name="T2">A is empty</text:span></text:p>
            <text:p><text:span text:style-name="T2"/></text:p>
            <text:p><text:span text:style-name="T2">We have 3 variables </text:span><text:span text:style-name="T2">(Macros) that we can tweak </text:span><text:span text:style-name="T2">which changes some </text:span><text:span text:style-name="T2">behavior:</text:span></text:p>
            <text:p><text:span text:style-name="T2"/></text:p>
            <text:p><text:span text:style-name="T2">BIG_CHUNK_COUNT </text:span><text:span text:style-name="T2">(BCC)</text:span><text:span text:style-name="T2"><text:tab/></text:span><text:span text:style-name="T2">When the initial size </text:span><text:span text:style-name="T2">of Stack A is greater than or </text:span><text:span text:style-name="T2">equal to 200 we will divide </text:span><text:span text:style-name="T2">our Stack A into this number </text:span><text:span text:style-name="T2">of chunks.</text:span></text:p>
            <text:p><text:span text:style-name="T2">SMALL_CHUNK_COUNT </text:span><text:span text:style-name="T2">(SCC)</text:span><text:span text:style-name="T2"><text:tab/></text:span><text:span text:style-name="T2">When the initial size </text:span><text:span text:style-name="T2">of Stack A is less 200 we </text:span><text:span text:style-name="T2">will divide our Stack A into </text:span><text:span text:style-name="T2">this number of chunks.</text:span></text:p>
            <text:p><text:span text:style-name="T2">SMALLEST_ALLOWED_CH</text:span><text:span text:style-name="T2">UNK (SAC)</text:span><text:span text:style-name="T2"><text:tab/></text:span><text:span text:style-name="T2">When </text:span><text:span text:style-name="T2">Stack A is less than this </text:span><text:span text:style-name="T2">size we will not divide into </text:span><text:span text:style-name="T2">chunks.</text:span></text:p>
            <text:p><text:span text:style-name="T2"/></text:p>
          </draw:text-box>
        </draw:frame>
        <draw:custom-shape draw:style-name="gr20" draw:text-style-name="P1" xml:id="id9" draw:id="id9" draw:layer="layout" svg:width="3.81cm" svg:height="2.54cm" svg:x="1.587cm" svg:y="12.381cm">
          <text:p text:style-name="P1">Is Stack A greater than SAC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" xml:id="id10" draw:id="id10" draw:layer="layout" svg:width="4.762cm" svg:height="1.27cm" svg:x="7.62cm" svg:y="13.016cm">
          <text:p text:style-name="P1">Push everything in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4" draw:layer="layout" svg:x1="5.397cm" svg:y1="13.651cm" svg:x2="7.62cm" svg:y2="13.651cm" draw:start-shape="id9" draw:start-glue-point="7" draw:end-shape="id10" draw:end-glue-point="5" svg:d="M5397 13651h2223" svg:viewBox="0 0 2224 1">
          <text:p text:style-name="P2">No</text:p>
        </draw:connector>
        <draw:custom-shape draw:style-name="gr2" draw:text-style-name="P1" xml:id="id11" draw:id="id11" draw:layer="layout" svg:width="4.445cm" svg:height="1.27cm" svg:x="1.27cm" svg:y="16.191cm">
          <text:p text:style-name="P1">Call sort_chunk 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4.445cm" svg:height="1.27cm" svg:x="1.27cm" svg:y="18.097cm">
          <text:p text:style-name="P1">Call get_chunk_inf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sort_rough" draw:style-name="gr23" draw:text-style-name="P1" xml:id="id15" draw:id="id15" draw:layer="layout" svg:width="1.905cm" svg:height="1.27cm" svg:x="2.54cm" svg:y="1.27cm">
          <text:p text:style-name="P1"><text:span text:style-name="T1"><text:a xlink:href="#sort_ft_five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4" draw:text-style-name="P4" draw:layer="layout" svg:x1="3.492cm" svg:y1="14.921cm" svg:x2="3.493cm" svg:y2="16.191cm" draw:start-shape="id9" draw:start-glue-point="6" draw:end-shape="id11" draw:end-glue-point="4" svg:d="M3492 14921v636h1v634" svg:viewBox="0 0 2 1271">
          <text:p text:style-name="P2">Yes</text:p>
        </draw:connector>
        <draw:custom-shape draw:style-name="gr25" draw:text-style-name="P1" xml:id="id12" draw:id="id12" draw:layer="layout" svg:width="4.445cm" svg:height="1.27cm" svg:x="1.27cm" svg:y="27.94cm">
          <text:p text:style-name="P1">Return to sort_roug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5" draw:layer="layout" draw:line-skew="-0.426cm" svg:x1="1.27cm" svg:y1="28.575cm" svg:x2="1.587cm" svg:y2="13.651cm" draw:start-shape="id12" draw:start-glue-point="5" draw:end-shape="id9" draw:end-glue-point="5" svg:d="M1270 28575h-953v-14924h1270" svg:viewBox="0 0 1271 14925">
          <text:p/>
        </draw:connector>
        <draw:custom-shape draw:style-name="gr25" draw:text-style-name="P1" xml:id="id16" draw:id="id16" draw:layer="layout" svg:width="4.445cm" svg:height="1.27cm" svg:x="1.27cm" svg:y="3.81cm">
          <text:p text:style-name="P1">Create variable chunk_info that holds info for the top and bottom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xml:id="id13" draw:id="id13" draw:layer="layout" svg:width="3.81cm" svg:height="2.54cm" svg:x="1.587cm" svg:y="6.032cm">
          <text:p text:style-name="P1">Is Stack A greater than or equal to 20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1" xml:id="id14" draw:id="id14" draw:layer="layout" svg:width="4.445cm" svg:height="1.27cm" svg:x="6.667cm" svg:y="6.667cm">
          <text:p text:style-name="P1">Set chunk_info[0] to total length of Stack A divided by B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4" draw:layer="layout" svg:x1="5.397cm" svg:y1="7.302cm" svg:x2="6.667cm" svg:y2="7.302cm" draw:start-shape="id13" draw:start-glue-point="7" draw:end-shape="id14" draw:end-glue-point="5" svg:d="M5397 7302h1270" svg:viewBox="0 0 1271 1">
          <text:p text:style-name="P2">Yes</text:p>
        </draw:connector>
        <draw:connector draw:style-name="gr28" draw:text-style-name="P7" draw:layer="layout" svg:x1="3.493cm" svg:y1="2.54cm" svg:x2="3.493cm" svg:y2="3.81cm" draw:start-shape="id15" draw:start-glue-point="6" draw:end-shape="id16" draw:end-glue-point="4" svg:d="M3493 2540v1270" svg:viewBox="0 0 1 1271">
          <text:p/>
        </draw:connector>
        <draw:connector draw:style-name="gr29" draw:text-style-name="P7" draw:layer="layout" svg:x1="3.493cm" svg:y1="5.08cm" svg:x2="3.492cm" svg:y2="6.032cm" draw:start-shape="id16" draw:start-glue-point="6" draw:end-shape="id13" draw:end-glue-point="4" svg:d="M3493 5080v477h-1v475" svg:viewBox="0 0 2 953">
          <text:p/>
        </draw:connector>
        <draw:custom-shape draw:style-name="gr25" draw:text-style-name="P1" xml:id="id17" draw:id="id17" draw:layer="layout" svg:width="4.445cm" svg:height="1.27cm" svg:x="1.27cm" svg:y="9.525cm">
          <text:p text:style-name="P1">Set chunk_info[0] to total length of Stack A divided by S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1" draw:layer="layout" svg:x1="3.492cm" svg:y1="8.572cm" svg:x2="3.493cm" svg:y2="9.525cm" draw:start-shape="id13" draw:start-glue-point="6" draw:end-shape="id17" draw:end-glue-point="4" svg:d="M3492 8572v477h1v476" svg:viewBox="0 0 2 954">
          <text:p>No</text:p>
        </draw:connector>
        <draw:connector draw:style-name="gr31" draw:text-style-name="P7" draw:layer="layout" svg:x1="3.493cm" svg:y1="10.795cm" svg:x2="3.492cm" svg:y2="12.381cm" draw:start-shape="id17" draw:start-glue-point="6" draw:end-shape="id9" draw:end-glue-point="4" svg:d="M3493 10795v794h-1v792" svg:viewBox="0 0 2 1587">
          <text:p/>
        </draw:connector>
        <draw:connector draw:style-name="gr32" draw:text-style-name="P7" draw:layer="layout" draw:line-skew="1.587cm" svg:x1="8.89cm" svg:y1="7.937cm" svg:x2="3.492cm" svg:y2="12.381cm" draw:start-shape="id14" draw:start-glue-point="6" draw:end-shape="id9" draw:end-glue-point="4" svg:d="M8890 7937v3810h-5398v634" svg:viewBox="0 0 5399 4445">
          <text:p/>
        </draw:connector>
        <draw:custom-shape draw:style-name="gr25" draw:text-style-name="P1" xml:id="id21" draw:id="id21" draw:layer="layout" svg:width="4.445cm" svg:height="1.27cm" svg:x="6.35cm" svg:y="18.097cm">
          <text:p text:style-name="P1">Duplicate Stack A into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" xml:id="id18" draw:id="id18" draw:layer="layout" svg:width="5.08cm" svg:height="1.905cm" svg:x="12.065cm" svg:y="19.685cm">
          <text:p text:style-name="P1">Is Stack A greater than chunk_info[0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19" draw:id="id19" draw:layer="layout" svg:width="4.445cm" svg:height="1.27cm" svg:x="6.35cm" svg:y="20.002cm">
          <text:p text:style-name="P1">Set chunk_info[1] to content of chunk_info[0]’th index in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" xml:id="id20" draw:id="id20" draw:layer="layout" svg:width="4.445cm" svg:height="1.905cm" svg:x="12.382cm" svg:y="22.225cm">
          <text:p text:style-name="P1">Set chunk_info[1] to content of last index in sorted Stack C.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11" draw:layer="layout" svg:x1="12.065cm" svg:y1="20.638cm" svg:x2="10.795cm" svg:y2="20.637cm" draw:start-shape="id18" draw:start-glue-point="5" draw:end-shape="id19" draw:end-glue-point="7" svg:d="M12065 20638h-635v-1h-635" svg:viewBox="0 0 1271 2">
          <text:p>Yes</text:p>
        </draw:connector>
        <draw:connector draw:style-name="gr36" draw:text-style-name="P11" draw:layer="layout" svg:x1="14.605cm" svg:y1="21.59cm" svg:x2="14.605cm" svg:y2="22.225cm" draw:start-shape="id18" draw:start-glue-point="6" draw:end-shape="id20" draw:end-glue-point="4" svg:d="M14605 21590v635" svg:viewBox="0 0 1 636">
          <text:p>No</text:p>
        </draw:connector>
        <draw:connector draw:style-name="gr37" draw:text-style-name="P7" draw:layer="layout" svg:x1="10.795cm" svg:y1="18.732cm" svg:x2="14.605cm" svg:y2="19.685cm" draw:start-shape="id21" draw:start-glue-point="7" draw:end-shape="id18" draw:end-glue-point="4" svg:d="M10795 18732h3810v953" svg:viewBox="0 0 3811 954">
          <text:p/>
        </draw:connector>
        <draw:connector draw:style-name="gr38" draw:text-style-name="P7" draw:layer="layout" svg:x1="3.493cm" svg:y1="17.461cm" svg:x2="3.493cm" svg:y2="18.097cm" draw:start-shape="id11" draw:start-glue-point="6" draw:end-shape="id22" draw:end-glue-point="4" svg:d="M3493 17461v636" svg:viewBox="0 0 1 637">
          <text:p/>
        </draw:connector>
        <draw:connector draw:style-name="gr39" draw:text-style-name="P7" draw:layer="layout" svg:x1="5.715cm" svg:y1="18.732cm" svg:x2="6.35cm" svg:y2="18.732cm" draw:start-shape="id22" draw:start-glue-point="7" draw:end-shape="id21" draw:end-glue-point="5" svg:d="M5715 18732h635" svg:viewBox="0 0 636 1">
          <text:p/>
        </draw:connector>
        <draw:custom-shape draw:style-name="gr25" draw:text-style-name="P1" xml:id="id23" draw:id="id23" draw:layer="layout" svg:width="4.445cm" svg:height="1.27cm" svg:x="1.27cm" svg:y="25.4cm">
          <text:p text:style-name="P1">Call sort_move_chun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24" draw:id="id24" draw:layer="layout" svg:width="4.445cm" svg:height="1.27cm" svg:x="6.35cm" svg:y="25.4cm">
          <text:p text:style-name="P1">Get length of Stack A and iterate over it with variable I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7" draw:layer="layout" svg:x1="5.715cm" svg:y1="26.035cm" svg:x2="6.35cm" svg:y2="26.035cm" draw:start-shape="id23" draw:start-glue-point="7" draw:end-shape="id24" draw:end-glue-point="5" svg:d="M5715 26035h635" svg:viewBox="0 0 636 1">
          <text:p/>
        </draw:connector>
        <draw:custom-shape draw:style-name="gr41" draw:text-style-name="P1" xml:id="id26" draw:id="id26" draw:layer="layout" svg:width="3.81cm" svg:height="1.905cm" svg:x="12.382cm" svg:y="27.622cm">
          <text:p text:style-name="P1">Is content of current Stack A node less than or equal to chunk_info[1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29" draw:id="id29" draw:layer="layout" svg:width="4.445cm" svg:height="1.27cm" svg:x="12.065cm" svg:y="30.797cm">
          <text:p text:style-name="P1">Push node to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31" draw:id="id31" draw:layer="layout" svg:width="4.445cm" svg:height="1.27cm" svg:x="17.145cm" svg:y="30.797cm">
          <text:p text:style-name="P1">Push node to 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1" xml:id="id25" draw:id="id25" draw:layer="layout" svg:width="3.81cm" svg:height="1.905cm" svg:x="6.667cm" svg:y="27.622cm">
          <text:p text:style-name="P1">Is I less than length of Stack 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2" draw:text-style-name="P7" draw:layer="layout" svg:x1="8.573cm" svg:y1="26.67cm" svg:x2="8.572cm" svg:y2="27.622cm" draw:start-shape="id24" draw:start-glue-point="6" draw:end-shape="id25" draw:end-glue-point="4" svg:d="M8573 26670v476h-1v476" svg:viewBox="0 0 2 953">
          <text:p/>
        </draw:connector>
        <draw:frame draw:style-name="gr43" draw:text-style-name="P6" draw:layer="layout" svg:width="12.7cm" svg:height="3.175cm" svg:x="14.605cm" svg:y="12.065cm">
          <draw:text-box>
            <text:p><text:span text:style-name="T2">chunk_info[0] = The index </text:span><text:span text:style-name="T2">of the value in sorted Stack </text:span><text:span text:style-name="T2">C that will act as a filter </text:span><text:span text:style-name="T2">when moving from Stack A </text:span><text:span text:style-name="T2">to Stack B.</text:span></text:p>
            <text:p><text:span text:style-name="T2">chunk_info[1] = The value </text:span><text:span text:style-name="T2">to use as a high-pass filter </text:span><text:span text:style-name="T2">on Stack A. Any value less </text:span><text:span text:style-name="T2">than or equal to this value </text:span><text:span text:style-name="T2">can move to Stack B.</text:span></text:p>
            <text:p><text:span text:style-name="T2">chunk_info[2] = The value </text:span><text:span text:style-name="T2">to use as a low-pass filter </text:span><text:span text:style-name="T2">on Stack A. Any value </text:span><text:span text:style-name="T2">greater than or equal to this </text:span><text:span text:style-name="T2">value can move to Stack B.</text:span></text:p>
          </draw:text-box>
        </draw:frame>
        <draw:connector draw:style-name="gr44" draw:text-style-name="P11" draw:layer="layout" svg:x1="6.667cm" svg:y1="28.575cm" svg:x2="5.715cm" svg:y2="28.575cm" draw:start-shape="id25" draw:start-glue-point="5" draw:end-shape="id12" draw:end-glue-point="7" svg:d="M6667 28575h-952" svg:viewBox="0 0 953 1">
          <text:p>No</text:p>
        </draw:connector>
        <draw:connector draw:style-name="gr45" draw:text-style-name="P11" draw:layer="layout" svg:x1="10.477cm" svg:y1="28.575cm" svg:x2="12.382cm" svg:y2="28.575cm" draw:start-shape="id25" draw:start-glue-point="7" draw:end-shape="id26" draw:end-glue-point="5" svg:d="M10477 28575h1905" svg:viewBox="0 0 1906 1">
          <text:p>Yes</text:p>
        </draw:connector>
        <draw:frame draw:style-name="gr43" draw:text-style-name="P6" draw:layer="layout" svg:width="7.62cm" svg:height="1.27cm" svg:x="4.762cm" svg:y="0.317cm">
          <draw:text-box>
            <text:p><text:span text:style-name="T2">sort_rough v2</text:span></text:p>
          </draw:text-box>
        </draw:frame>
        <draw:frame draw:style-name="gr43" draw:text-style-name="P6" draw:layer="layout" svg:width="10.16cm" svg:height="6.032cm" svg:x="12.065cm" svg:y="6.25cm">
          <draw:text-box>
            <text:p><text:span text:style-name="T2">sort_rough v2</text:span></text:p>
            <text:p><text:span text:style-name="T2">- Need to sort 2 quartiles at </text:span><text:span text:style-name="T2">the same time (top and </text:span><text:span text:style-name="T2">bottom quartile). </text:span></text:p>
            <text:p><text:span text:style-name="T2">- To do this, when getting </text:span><text:span text:style-name="T2">bottom quartile size, need </text:span><text:span text:style-name="T2">to also get top quartile size </text:span><text:span text:style-name="T2">and top quartile minimum.</text:span></text:p>
            <text:p><text:span text:style-name="T2">- Might need to change the </text:span><text:span text:style-name="T2">int bottom_quart[2] to </text:span><text:span text:style-name="T2">chunk_info[3] and hold </text:span><text:span text:style-name="T2">bottom quart info in the first </text:span><text:span text:style-name="T2">two then top quart info in </text:span><text:span text:style-name="T2">the last 2.</text:span></text:p>
            <text:p><text:span text:style-name="T2">- </text:span></text:p>
          </draw:text-box>
        </draw:frame>
        <draw:custom-shape draw:style-name="gr25" draw:text-style-name="P1" xml:id="id27" draw:id="id27" draw:layer="layout" svg:width="4.445cm" svg:height="1.27cm" svg:x="1.27cm" svg:y="20.002cm">
          <text:p text:style-name="P1">Set chunk_info[2] to content of chunk_info[0]’th index from the end of sorted Stack 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7" draw:layer="layout" svg:x1="6.35cm" svg:y1="20.637cm" svg:x2="5.715cm" svg:y2="20.637cm" draw:start-shape="id19" draw:start-glue-point="5" draw:end-shape="id27" draw:end-glue-point="7" svg:d="M6350 20637h-635" svg:viewBox="0 0 636 1">
          <text:p/>
        </draw:connector>
        <draw:custom-shape draw:style-name="gr25" draw:text-style-name="P1" xml:id="id28" draw:id="id28" draw:layer="layout" svg:width="4.445cm" svg:height="1.27cm" svg:x="1.27cm" svg:y="22.542cm">
          <text:p text:style-name="P1">Clear Stack C and move to sorting Stack A with chunk_inf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7" draw:layer="layout" svg:x1="3.493cm" svg:y1="21.272cm" svg:x2="3.493cm" svg:y2="22.542cm" draw:start-shape="id27" draw:start-glue-point="6" draw:end-shape="id28" draw:end-glue-point="4" svg:d="M3493 21272v1270" svg:viewBox="0 0 1 1271">
          <text:p/>
        </draw:connector>
        <draw:connector draw:style-name="gr48" draw:text-style-name="P7" draw:layer="layout" svg:x1="12.382cm" svg:y1="23.178cm" svg:x2="5.715cm" svg:y2="23.177cm" draw:start-shape="id20" draw:start-glue-point="5" draw:end-shape="id28" draw:end-glue-point="7" svg:d="M12382 23178h-3334v-1h-3333" svg:viewBox="0 0 6668 2">
          <text:p/>
        </draw:connector>
        <draw:connector draw:style-name="gr49" draw:text-style-name="P7" draw:layer="layout" svg:x1="3.493cm" svg:y1="23.812cm" svg:x2="3.493cm" svg:y2="25.4cm" draw:start-shape="id28" draw:start-glue-point="6" draw:end-shape="id23" draw:end-glue-point="4" svg:d="M3493 23812v1588" svg:viewBox="0 0 1 1589">
          <text:p/>
        </draw:connector>
        <draw:custom-shape draw:style-name="gr41" draw:text-style-name="P1" xml:id="id30" draw:id="id30" draw:layer="layout" svg:width="3.81cm" svg:height="1.905cm" svg:x="17.462cm" svg:y="27.622cm">
          <text:p text:style-name="P1">Is content of current Stack A node greater than or equal to chunk_info[2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0" draw:text-style-name="P11" draw:layer="layout" svg:x1="14.287cm" svg:y1="29.527cm" svg:x2="14.288cm" svg:y2="30.797cm" draw:start-shape="id26" draw:start-glue-point="6" draw:end-shape="id29" draw:end-glue-point="4" svg:d="M14287 29527v635h1v635" svg:viewBox="0 0 2 1271">
          <text:p>Yes</text:p>
        </draw:connector>
        <draw:connector draw:style-name="gr51" draw:text-style-name="P11" draw:layer="layout" svg:x1="16.192cm" svg:y1="28.575cm" svg:x2="17.462cm" svg:y2="28.575cm" draw:start-shape="id26" draw:start-glue-point="7" draw:end-shape="id30" draw:end-glue-point="5" svg:d="M16192 28575h1270" svg:viewBox="0 0 1271 1">
          <text:p>No</text:p>
        </draw:connector>
        <draw:connector draw:style-name="gr52" draw:text-style-name="P11" draw:layer="layout" svg:x1="19.367cm" svg:y1="29.527cm" svg:x2="19.368cm" svg:y2="30.797cm" draw:start-shape="id30" draw:start-glue-point="6" draw:end-shape="id31" draw:end-glue-point="4" svg:d="M19367 29527v635h1v635" svg:viewBox="0 0 2 1271">
          <text:p>Yes</text:p>
        </draw:connector>
        <draw:custom-shape draw:style-name="gr25" draw:text-style-name="P1" xml:id="id32" draw:id="id32" draw:layer="layout" svg:width="4.445cm" svg:height="1.27cm" svg:x="17.145cm" svg:y="36.512cm">
          <text:p text:style-name="P1">Rotate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3" draw:text-style-name="P13" draw:layer="layout" svg:x1="21.272cm" svg:y1="28.575cm" svg:x2="21.59cm" svg:y2="37.147cm" draw:start-shape="id30" draw:start-glue-point="7" draw:end-shape="id32" draw:end-glue-point="7" svg:d="M21272 28575h844v8572h-526" svg:viewBox="0 0 845 8573">
          <text:p text:style-name="P12"><text:span text:style-name="T3">No</text:span></text:p>
        </draw:connector>
        <draw:connector draw:style-name="gr54" draw:text-style-name="P7" draw:layer="layout" svg:x1="12.065cm" svg:y1="31.432cm" svg:x2="8.572cm" svg:y2="29.527cm" draw:start-shape="id29" draw:start-glue-point="5" draw:end-shape="id25" draw:end-glue-point="6" svg:d="M12065 31432h-3493v-1905" svg:viewBox="0 0 3494 1906">
          <text:p/>
        </draw:connector>
        <draw:connector draw:style-name="gr55" draw:text-style-name="P7" draw:layer="layout" svg:x1="17.145cm" svg:y1="37.147cm" svg:x2="8.572cm" svg:y2="29.527cm" draw:start-shape="id32" draw:start-glue-point="5" draw:end-shape="id25" draw:end-glue-point="6" svg:d="M17145 37147h-8573v-7620" svg:viewBox="0 0 8574 7621">
          <text:p/>
        </draw:connector>
        <draw:frame draw:style-name="gr43" draw:text-style-name="P6" draw:layer="layout" svg:width="7.303cm" svg:height="1.588cm" svg:x="15.557cm" svg:y="25.4cm">
          <draw:text-box>
            <text:p><text:span text:style-name="T2">sort_move_chunk (and </text:span><text:span text:style-name="T2">associated functions)</text:span></text:p>
          </draw:text-box>
        </draw:frame>
        <draw:frame draw:style-name="gr43" draw:text-style-name="P6" draw:layer="layout" svg:width="7.303cm" svg:height="1.588cm" svg:x="15.557cm" svg:y="18.097cm">
          <draw:text-box>
            <text:p><text:span text:style-name="T2">get_chunk_info (and </text:span><text:span text:style-name="T2">associated functions)</text:span></text:p>
          </draw:text-box>
        </draw:frame>
        <draw:frame draw:style-name="gr43" draw:text-style-name="P6" draw:layer="layout" svg:width="6.668cm" svg:height="1.27cm" svg:x="15.557cm" svg:y="16.192cm">
          <draw:text-box>
            <text:p><text:span text:style-name="T2">sort_chunk (and associated </text:span><text:span text:style-name="T2">functions)</text:span></text:p>
          </draw:text-box>
        </draw:frame>
        <draw:custom-shape draw:style-name="gr41" draw:text-style-name="P1" xml:id="id33" draw:id="id33" draw:layer="layout" svg:width="3.81cm" svg:height="1.905cm" svg:x="17.462cm" svg:y="32.702cm">
          <text:p text:style-name="P1">Is node the only node in Stack B? (ie. list size = 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6" draw:text-style-name="P7" draw:layer="layout" svg:x1="19.368cm" svg:y1="32.067cm" svg:x2="19.367cm" svg:y2="32.702cm" draw:start-shape="id31" draw:start-glue-point="6" draw:end-shape="id33" draw:end-glue-point="4" svg:d="M19368 32067v318h-1v317" svg:viewBox="0 0 2 636">
          <text:p/>
        </draw:connector>
        <draw:custom-shape draw:style-name="gr25" draw:text-style-name="P1" xml:id="id34" draw:id="id34" draw:layer="layout" svg:width="4.445cm" svg:height="1.27cm" svg:x="11.747cm" svg:y="34.925cm">
          <text:p text:style-name="P1">Rotate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7" draw:text-style-name="P7" draw:layer="layout" svg:x1="17.462cm" svg:y1="33.655cm" svg:x2="8.572cm" svg:y2="29.527cm" draw:start-shape="id33" draw:start-glue-point="5" draw:end-shape="id25" draw:end-glue-point="6" svg:d="M17462 33655h-8890v-4128" svg:viewBox="0 0 8891 4129"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>Yes</text:p>
        </draw:connector>
        <draw:connector draw:style-name="gr58" draw:text-style-name="P7" draw:layer="layout" svg:x1="19.367cm" svg:y1="34.607cm" svg:x2="16.192cm" svg:y2="35.56cm" draw:start-shape="id33" draw:start-glue-point="6" draw:end-shape="id34" draw:end-glue-point="7" svg:d="M19367 34607v953h-3175" svg:viewBox="0 0 3176 954">
          <text:p/>
          <text:p/>
          <text:p/>
          <text:p>No</text:p>
        </draw:connector>
        <draw:connector draw:style-name="gr59" draw:text-style-name="P7" draw:layer="layout" svg:x1="11.747cm" svg:y1="35.56cm" svg:x2="8.572cm" svg:y2="29.527cm" draw:start-shape="id34" draw:start-glue-point="5" draw:end-shape="id25" draw:end-glue-point="6" svg:d="M11747 35560h-3175v-6033" svg:viewBox="0 0 3176 6034">
          <text:p/>
        </draw:connector>
      </draw:page>
      <draw:page draw:name="page3" draw:style-name="dp1" draw:master-page-name="Default">
        <office:forms form:automatic-focus="false" form:apply-design-mode="false"/>
        <draw:frame draw:style-name="gr60" draw:text-style-name="P6" draw:layer="layout" svg:width="10.16cm" svg:height="2.074cm" svg:x="7.302cm" svg:y="2.053cm">
          <draw:text-box>
            <text:p><text:span text:style-name="T2">T</text:span><text:span text:style-name="T2">h</text:span><text:span text:style-name="T2">i</text:span><text:span text:style-name="T2">s</text:span><text:span text:style-name="T2"> </text:span><text:span text:style-name="T2">i</text:span><text:span text:style-name="T2">s</text:span><text:span text:style-name="T2"> </text:span><text:span text:style-name="T2">f</text:span><text:span text:style-name="T2">i</text:span><text:span text:style-name="T2">n</text:span><text:span text:style-name="T2">e</text:span><text:span text:style-name="T2"> </text:span><text:span text:style-name="T2">s</text:span><text:span text:style-name="T2">o</text:span><text:span text:style-name="T2">r</text:span><text:span text:style-name="T2">t</text:span><text:span text:style-name="T2"> </text:span><text:span text:style-name="T2">a</text:span><text:span text:style-name="T2">s</text:span><text:span text:style-name="T2"> </text:span><text:span text:style-name="T2">i</text:span><text:span text:style-name="T2">t</text:span><text:span text:style-name="T2">e</text:span><text:span text:style-name="T2">m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e</text:span><text:span text:style-name="T2">d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.</text:span><text:span text:style-name="T2"> </text:span><text:span text:style-name="T2">H</text:span><text:span text:style-name="T2">e</text:span><text:span text:style-name="T2">r</text:span><text:span text:style-name="T2">e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m</text:span><text:span text:style-name="T2">a</text:span><text:span text:style-name="T2">l</text:span><text:span text:style-name="T2">l</text:span><text:span text:style-name="T2">e</text:span><text:span text:style-name="T2">s</text:span><text:span text:style-name="T2">t</text:span><text:span text:style-name="T2"> </text:span><text:span text:style-name="T2">a</text:span><text:span text:style-name="T2">v</text:span><text:span text:style-name="T2">a</text:span><text:span text:style-name="T2">i</text:span><text:span text:style-name="T2">l</text:span><text:span text:style-name="T2">a</text:span><text:span text:style-name="T2">b</text:span><text:span text:style-name="T2">l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b</text:span><text:span text:style-name="T2">e</text:span><text:span text:style-name="T2"> </text:span><text:span text:style-name="T2">r</text:span><text:span text:style-name="T2">o</text:span><text:span text:style-name="T2">t</text:span><text:span text:style-name="T2">a</text:span><text:span text:style-name="T2">t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o</text:span><text:span text:style-name="T2">p</text:span><text:span text:style-name="T2"> </text:span><text:span text:style-name="T2">o</text:span><text:span text:style-name="T2">f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p</text:span><text:span text:style-name="T2">u</text:span><text:span text:style-name="T2">s</text:span><text:span text:style-name="T2">h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 </text:span><text:span text:style-name="T2">i</text:span><text:span text:style-name="T2">s</text:span><text:span text:style-name="T2"> </text:span><text:span text:style-name="T2">e</text:span><text:span text:style-name="T2">m</text:span><text:span text:style-name="T2">p</text:span><text:span text:style-name="T2">t</text:span><text:span text:style-name="T2">y</text:span><text:span text:style-name="T2">.</text:span></text:p>
          </draw:text-box>
        </draw:frame>
        <draw:custom-shape draw:style-name="gr20" draw:text-style-name="P1" xml:id="id35" draw:id="id35" draw:layer="layout" svg:width="3.81cm" svg:height="2.54cm" svg:x="1.587cm" svg:y="4.127cm">
          <text:p text:style-name="P1">Is Stack B size greater 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1" draw:text-style-name="P1" xml:id="id45" draw:id="id45" draw:layer="layout" svg:width="2.858cm" svg:height="1.27cm" svg:x="16.509cm" svg:y="4.76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36" draw:id="id36" draw:layer="layout" svg:width="4.445cm" svg:height="0.953cm" svg:x="1.27cm" svg:y="11.429cm">
          <text:p text:style-name="P1">Find the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42" draw:id="id42" draw:layer="layout" svg:width="4.445cm" svg:height="0.953cm" svg:x="1.27cm" svg:y="17.144cm">
          <text:p text:style-name="P1">Set cost_biggest to 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3" draw:text-style-name="P4" draw:layer="layout" svg:x1="3.492cm" svg:y1="6.667cm" svg:x2="3.493cm" svg:y2="11.429cm" draw:start-shape="id35" draw:start-glue-point="6" draw:end-shape="id36" draw:end-glue-point="4" svg:d="M3492 6667v2381h1v2381" svg:viewBox="0 0 2 4763">
          <text:p text:style-name="P2">Yes</text:p>
        </draw:connector>
        <draw:custom-shape draw:name="sort_fine 2" draw:style-name="gr64" draw:text-style-name="P1" xml:id="id37" draw:id="id37" draw:layer="layout" svg:width="1.905cm" svg:height="1.27cm" svg:x="2.54cm" svg:y="1.27cm">
          <text:p text:style-name="P1"><text:span text:style-name="T1"><text:a xlink:href="#sort_ft_fiv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65" draw:text-style-name="P5" draw:layer="layout" svg:x1="3.493cm" svg:y1="2.54cm" svg:x2="3.492cm" svg:y2="4.127cm" draw:start-shape="id37" draw:start-glue-point="6" draw:end-shape="id35" draw:end-glue-point="4" svg:d="M3493 2540v794h-1v793" svg:viewBox="0 0 2 1588">
          <text:p/>
        </draw:connector>
        <draw:frame draw:style-name="gr43" draw:text-style-name="P14" draw:layer="layout" svg:width="11.43cm" svg:height="1.587cm" svg:x="5.397cm" svg:y="0.635cm">
          <draw:text-box>
            <text:p><text:span text:style-name="T4">sort_fine v2</text:span></text:p>
          </draw:text-box>
        </draw:frame>
        <draw:custom-shape draw:style-name="gr62" draw:text-style-name="P1" xml:id="id38" draw:id="id38" draw:layer="layout" svg:width="4.445cm" svg:height="0.953cm" svg:x="1.27cm" svg:y="14.286cm">
          <text:p text:style-name="P1">Find the Second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1" draw:layer="layout" svg:width="4.445cm" svg:height="2.857cm" svg:x="20.32cm" svg:y="28.893cm">
          <text:p text:style-name="P1">Cost is Negative for rrb and positive for rb.</text:p>
          <text:p text:style-name="P1"/>
          <text:p text:style-name="P1">If one cost is positive and one is negative the fastest way between the two is simply rotating</text:p>
          <text:p text:style-name="P1"/>
          <text:p text:style-name="P1">If both have the same sign, rather than moving past one to move the other then reverse back, you can save time by moving both in a single pass, then checking if they’re in order in Stack A afterwards, if not, Swap A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xml:id="id39" draw:id="id39" draw:layer="layout" svg:width="4.445cm" svg:height="2.222cm" svg:x="10.795cm" svg:y="13.652cm">
          <text:p text:style-name="P1">Call fine_second_biggest function which returns index of second biggest or -1 if there is only 1 item in Stack B</text:p>
          <text:p text:style-name="P1"/>
          <text:p text:style-name="P1">Otherwise, loop over Stack B: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8" draw:text-style-name="P7" draw:layer="layout" svg:x1="5.715cm" svg:y1="14.763cm" svg:x2="10.795cm" svg:y2="14.763cm" draw:start-shape="id38" draw:start-glue-point="7" draw:end-shape="id39" draw:end-glue-point="5" svg:d="M5715 14763h5080" svg:viewBox="0 0 5081 1">
          <text:p/>
        </draw:connector>
        <draw:custom-shape draw:style-name="gr62" draw:text-style-name="P1" xml:id="id40" draw:id="id40" draw:layer="layout" svg:width="4.445cm" svg:height="0.953cm" svg:x="10.795cm" svg:y="11.429cm">
          <text:p text:style-name="P1">Call ft_lstcmp(*b, &amp;ft_lstcmpg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9" draw:text-style-name="P7" draw:layer="layout" svg:x1="5.715cm" svg:y1="11.906cm" svg:x2="10.795cm" svg:y2="11.906cm" draw:start-shape="id36" draw:start-glue-point="7" draw:end-shape="id40" draw:end-glue-point="5" svg:d="M5715 11906h5080" svg:viewBox="0 0 5081 1">
          <text:p/>
        </draw:connector>
        <draw:connector draw:style-name="gr70" draw:text-style-name="P7" draw:layer="layout" svg:x1="13.018cm" svg:y1="12.382cm" svg:x2="3.493cm" svg:y2="14.286cm" draw:start-shape="id40" draw:start-glue-point="6" draw:end-shape="id38" draw:end-glue-point="4" svg:d="M13018 12382v952h-9525v952" svg:viewBox="0 0 9526 1905">
          <text:p/>
        </draw:connector>
        <draw:custom-shape draw:style-name="gr62" draw:text-style-name="P1" xml:id="id43" draw:id="id43" draw:layer="layout" svg:width="4.445cm" svg:height="0.953cm" svg:x="1.27cm" svg:y="19.049cm">
          <text:p text:style-name="P1">Set cost_s_biggest to second_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41" draw:id="id41" draw:layer="layout" svg:width="4.445cm" svg:height="0.953cm" svg:x="1.27cm" svg:y="33.02cm">
          <text:p text:style-name="P1">Restart Loop until Stack B is empty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1" draw:text-style-name="P7" draw:layer="layout" draw:line-skew="-0.426cm" svg:x1="1.27cm" svg:y1="33.497cm" svg:x2="1.587cm" svg:y2="5.397cm" draw:start-shape="id41" draw:start-glue-point="5" draw:end-shape="id35" draw:end-glue-point="5" svg:d="M1270 33497h-953v-28100h1270" svg:viewBox="0 0 1271 28101">
          <text:p/>
        </draw:connector>
        <draw:connector draw:style-name="gr72" draw:text-style-name="P7" draw:layer="layout" svg:x1="13.018cm" svg:y1="15.874cm" svg:x2="3.493cm" svg:y2="17.144cm" draw:start-shape="id39" draw:start-glue-point="6" draw:end-shape="id42" draw:end-glue-point="4" svg:d="M13018 15874v635h-9525v635" svg:viewBox="0 0 9526 1271">
          <text:p/>
        </draw:connector>
        <draw:connector draw:style-name="gr73" draw:text-style-name="P7" draw:layer="layout" svg:x1="3.493cm" svg:y1="18.097cm" svg:x2="3.493cm" svg:y2="19.049cm" draw:start-shape="id42" draw:start-glue-point="6" draw:end-shape="id43" draw:end-glue-point="4" svg:d="M3493 18097v952" svg:viewBox="0 0 1 953">
          <text:p/>
        </draw:connector>
        <draw:custom-shape draw:style-name="gr20" draw:text-style-name="P1" xml:id="id44" draw:id="id44" draw:layer="layout" svg:width="3.81cm" svg:height="2.54cm" svg:x="7.62cm" svg:y="4.127cm">
          <text:p text:style-name="P1">Is Stack B size equal to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4" draw:text-style-name="P11" draw:layer="layout" svg:x1="5.397cm" svg:y1="5.397cm" svg:x2="7.62cm" svg:y2="5.397cm" draw:start-shape="id35" draw:start-glue-point="7" draw:end-shape="id44" draw:end-glue-point="5" svg:d="M5397 5397h2223" svg:viewBox="0 0 2224 1">
          <text:p>No</text:p>
        </draw:connector>
        <draw:connector draw:style-name="gr75" draw:text-style-name="P11" draw:layer="layout" svg:x1="11.43cm" svg:y1="5.397cm" svg:x2="16.509cm" svg:y2="5.397cm" draw:start-shape="id44" draw:start-glue-point="7" draw:end-shape="id45" draw:end-glue-point="5" svg:d="M11430 5397h5079" svg:viewBox="0 0 5080 1">
          <text:p>Yes</text:p>
        </draw:connector>
        <draw:custom-shape draw:style-name="gr62" draw:text-style-name="P1" xml:id="id46" draw:id="id46" draw:layer="layout" svg:width="4.445cm" svg:height="0.953cm" svg:x="11.747cm" svg:y="7.302cm">
          <text:p text:style-name="P1">pa(b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6" draw:text-style-name="P11" draw:layer="layout" svg:x1="9.525cm" svg:y1="6.667cm" svg:x2="11.747cm" svg:y2="7.779cm" draw:start-shape="id44" draw:start-glue-point="6" draw:end-shape="id46" draw:end-glue-point="5" svg:d="M9525 6667v1112h2222" svg:viewBox="0 0 2223 1113">
          <text:p>No</text:p>
        </draw:connector>
        <draw:connector draw:style-name="gr77" draw:text-style-name="P7" draw:layer="layout" svg:x1="16.192cm" svg:y1="7.779cm" svg:x2="17.938cm" svg:y2="6.032cm" draw:start-shape="id46" draw:start-glue-point="7" draw:end-shape="id45" draw:end-glue-point="6" svg:d="M16192 7779h1746v-1747" svg:viewBox="0 0 1747 1748">
          <text:p/>
        </draw:connector>
        <draw:custom-shape draw:style-name="gr78" draw:text-style-name="P1" xml:id="id47" draw:id="id47" draw:layer="layout" svg:width="4.445cm" svg:height="2.54cm" svg:x="1.27cm" svg:y="27.305cm">
          <text:p text:style-name="P1">Is (Stack A)→content less than (Stack A)→next→conten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9" draw:text-style-name="P11" draw:layer="layout" svg:x1="3.493cm" svg:y1="29.845cm" svg:x2="3.493cm" svg:y2="33.02cm" draw:start-shape="id47" draw:start-glue-point="6" draw:end-shape="id41" draw:end-glue-point="4" svg:d="M3493 29845v3175" svg:viewBox="0 0 1 3176">
          <text:p>Yes</text:p>
        </draw:connector>
        <draw:custom-shape draw:style-name="gr62" draw:text-style-name="P1" xml:id="id48" draw:id="id48" draw:layer="layout" svg:width="4.445cm" svg:height="0.953cm" svg:x="5.08cm" svg:y="30.48cm">
          <text:p text:style-name="P1">sa(a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0" draw:text-style-name="P11" draw:layer="layout" svg:x1="5.715cm" svg:y1="28.575cm" svg:x2="7.303cm" svg:y2="30.48cm" draw:start-shape="id47" draw:start-glue-point="7" draw:end-shape="id48" draw:end-glue-point="4" svg:d="M5715 28575h1588v1905" svg:viewBox="0 0 1589 1906">
          <text:p>No</text:p>
          <text:p/>
          <text:p/>
          <text:p/>
          <text:p/>
          <text:p/>
          <text:p/>
          <text:p/>
          <text:p/>
        </draw:connector>
        <draw:connector draw:style-name="gr81" draw:text-style-name="P7" draw:layer="layout" svg:x1="7.303cm" svg:y1="31.433cm" svg:x2="3.493cm" svg:y2="33.02cm" draw:start-shape="id48" draw:start-glue-point="6" draw:end-shape="id41" draw:end-glue-point="4" svg:d="M7303 31433v793h-3810v794" svg:viewBox="0 0 3811 1588">
          <text:p/>
        </draw:connector>
        <draw:custom-shape draw:style-name="gr78" draw:text-style-name="P1" xml:id="id49" draw:id="id49" draw:layer="layout" svg:width="4.445cm" svg:height="2.54cm" svg:x="8.255cm" svg:y="18.097cm">
          <text:p text:style-name="P1">Is both cost_biggest and cost_s_biggest posi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2" draw:text-style-name="P7" draw:layer="layout" svg:x1="3.493cm" svg:y1="20.002cm" svg:x2="8.255cm" svg:y2="19.367cm" draw:start-shape="id43" draw:start-glue-point="6" draw:end-shape="id49" draw:end-glue-point="5" svg:d="M3493 20002v526h3492v-1161h1270" svg:viewBox="0 0 4763 1162">
          <text:p/>
        </draw:connector>
        <draw:custom-shape draw:style-name="gr78" draw:text-style-name="P1" xml:id="id50" draw:id="id50" draw:layer="layout" svg:width="4.445cm" svg:height="2.54cm" svg:x="8.255cm" svg:y="21.59cm">
          <text:p text:style-name="P1">Is both cost_biggest and cost_s_biggest nega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3" draw:text-style-name="P11" draw:layer="layout" svg:x1="10.478cm" svg:y1="20.637cm" svg:x2="10.478cm" svg:y2="21.59cm" draw:start-shape="id49" draw:start-glue-point="6" draw:end-shape="id50" draw:end-glue-point="4" svg:d="M10478 20637v953" svg:viewBox="0 0 1 954">
          <text:p>No</text:p>
        </draw:connector>
        <draw:custom-shape draw:style-name="gr84" draw:text-style-name="P1" xml:id="id51" draw:id="id51" draw:layer="layout" svg:width="5.715cm" svg:height="2.54cm" svg:x="14.287cm" svg:y="19.685cm">
          <text:p text:style-name="P1">Whichever is further from 0 , loop that many (X) times:</text:p>
          <text:p text:style-name="P1">Do rb for + or rrb for - X times and check each time for either biggest or second_biggest. If found, pa rather than rb/rr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5" draw:text-style-name="P11" draw:layer="layout" svg:x1="12.7cm" svg:y1="19.367cm" svg:x2="14.287cm" svg:y2="20.955cm" draw:start-shape="id49" draw:start-glue-point="7" draw:end-shape="id51" draw:end-glue-point="5" svg:d="M12700 19367h793v1588h794" svg:viewBox="0 0 1588 1589">
          <text:p>Yes</text:p>
        </draw:connector>
        <draw:connector draw:style-name="gr86" draw:text-style-name="P11" draw:layer="layout" svg:x1="12.7cm" svg:y1="22.86cm" svg:x2="14.287cm" svg:y2="20.955cm" draw:start-shape="id50" draw:start-glue-point="7" draw:end-shape="id51" draw:end-glue-point="5" svg:d="M12700 22860h793v-1905h794" svg:viewBox="0 0 1588 1906">
          <text:p>Yes</text:p>
        </draw:connector>
        <draw:custom-shape draw:style-name="gr87" draw:text-style-name="P1" xml:id="id52" draw:id="id52" draw:layer="layout" svg:width="4.445cm" svg:height="0.952cm" svg:x="8.255cm" svg:y="25.082cm">
          <text:p text:style-name="P1">Rb or rrb to smallest and push to a (like normal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8" draw:text-style-name="P11" draw:layer="layout" svg:x1="10.478cm" svg:y1="24.13cm" svg:x2="10.478cm" svg:y2="25.082cm" draw:start-shape="id50" draw:start-glue-point="6" draw:end-shape="id52" draw:end-glue-point="4" svg:d="M10478 24130v952" svg:viewBox="0 0 1 953">
          <text:p>No</text:p>
        </draw:connector>
        <draw:connector draw:style-name="gr89" draw:text-style-name="P7" draw:layer="layout" svg:x1="10.478cm" svg:y1="26.034cm" svg:x2="3.493cm" svg:y2="27.305cm" draw:start-shape="id52" draw:start-glue-point="6" draw:end-shape="id47" draw:end-glue-point="4" svg:d="M10478 26034v636h-6985v635" svg:viewBox="0 0 6986 1272">
          <text:p/>
        </draw:connector>
        <draw:connector draw:style-name="gr90" draw:text-style-name="P7" draw:layer="layout" draw:line-skew="1.904cm" svg:x1="17.144cm" svg:y1="22.225cm" svg:x2="3.493cm" svg:y2="27.305cm" draw:start-shape="id51" draw:start-glue-point="6" draw:end-shape="id47" draw:end-glue-point="4" svg:d="M17144 22225v4445h-13651v635" svg:viewBox="0 0 13652 5081">
          <text:p/>
        </draw:connector>
        <draw:frame draw:style-name="gr43" draw:text-style-name="P16" draw:layer="layout" svg:width="8.89cm" svg:height="7.62cm" svg:x="16.192cm" svg:y="10.795cm">
          <draw:text-box>
            <text:p text:style-name="P15">New fine sort proposal (v3):</text:p>
            <text:p text:style-name="P15">- Rather than finding the next 2 to sort, we can look for the next 3 in a similar way.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4" draw:display-name="Arrowheads 114" svg:viewBox="0 0 20 20" svg:d="M0 20l10-20 10 20z"/>
    <draw:marker draw:name="Arrowheads_20_115" draw:display-name="Arrowheads 115" svg:viewBox="0 0 20 20" svg:d="M0 20l10-20 10 20z"/>
    <draw:marker draw:name="Arrowheads_20_116" draw:display-name="Arrowheads 116" svg:viewBox="0 0 20 20" svg:d="M0 20l10-20 10 20z"/>
    <draw:marker draw:name="Arrowheads_20_117" draw:display-name="Arrowheads 117" svg:viewBox="0 0 20 20" svg:d="M0 20l10-20 10 20z"/>
    <draw:marker draw:name="Arrowheads_20_17" draw:display-name="Arrowheads 17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2" draw:display-name="Arrowheads 32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71" draw:display-name="Arrowheads 71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marker draw:name="Arrowheads_20_99" draw:display-name="Arrowheads 9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eeeeee" draw:textarea-horizontal-align="left" draw:textarea-vertical-align="top" draw:auto-grow-height="false" fo:min-height="0.907cm" fo:min-width="1.804cm" fo:padding-top="0.051cm" fo:padding-bottom="0.051cm" fo:padding-left="0.051cm" fo:padding-right="0.051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 draw:textarea-horizontal-align="center" draw:textarea-vertical-align="middle" fo:padding-top="0.127cm" fo:padding-left="0.127cm" fo:padding-right="0.127cm" fo:wrap-option="wrap"/>
      <style:paragraph-properties>
        <style:tab-stops/>
      </style:paragraph-properties>
      <style:text-properties fo:color="#000000" loext:opacity="100%" fo:background-color="#b2b2b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7T09:23:02.261636072</meta:creation-date>
    <dc:date>2023-03-28T16:27:17.762046485</dc:date>
    <meta:editing-duration>P1DT17H51M13S</meta:editing-duration>
    <meta:editing-cycles>42</meta:editing-cycles>
    <meta:generator>LibreOffice/7.3.7.2$Linux_X86_64 LibreOffice_project/30$Build-2</meta:generator>
    <meta:document-statistic meta:object-count="128"/>
  </office:meta>
</office:document-meta>
</file>